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Monoculture: Biovolume with variations in diatom size and mixing interv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BV8</text:p>
          </table:table-cell>
          <table:table-cell office:value-type="string" calcext:value-type="string">
            <text:p>BV16</text:p>
          </table:table-cell>
          <table:table-cell office:value-type="string" calcext:value-type="string">
            <text:p>BV32</text:p>
          </table:table-cell>
          <table:table-cell office:value-type="string" calcext:value-type="string">
            <text:p>BV64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Monoculture: Nutrient concentration with variations in diatom size and mixing interv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64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Mixed culture: Biovolume and nutrient concentration with variations in mixing interv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mix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3:00:44.014230709</meta:creation-date>
    <dc:date>2025-12-29T09:39:53.194208816</dc:date>
    <meta:editing-duration>PT20H39M11S</meta:editing-duration>
    <meta:editing-cycles>2</meta:editing-cycles>
    <meta:generator>LibreOffice/24.2.7.2$Linux_X86_64 LibreOffice_project/420$Build-2</meta:generator>
    <meta:document-statistic meta:table-count="1" meta:cell-count="26" meta:object-count="0"/>
  </office:meta>
</office:document-meta>
</file>